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2.385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7" style:family="graphic" style:parent-style-name="standard">
      <style:graphic-properties draw:marker-start="Square_20_45" draw:marker-start-width="0.203cm" draw:marker-end="Arrow_20_concave" draw:marker-end-width="0.20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1.284cm"/>
    </style:style>
    <style:style style:name="gr9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557cm" fo:min-width="0cm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676cm" fo:min-width="0cm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3.627cm" fo:min-width="0cm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0.56cm" fo:min-width="0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189cm" fo:min-width="2.422cm"/>
    </style:style>
    <style:style style:name="gr15" style:family="graphic" style:parent-style-name="standard">
      <style:graphic-properties draw:textarea-horizontal-align="justify" draw:textarea-vertical-align="middle" draw:auto-grow-height="false" fo:min-height="1.811cm" fo:min-width="1.5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9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co1" style:family="table-column">
      <style:table-column-properties style:column-width="3.371cm" style:use-optimal-column-width="false"/>
    </style:style>
    <style:style style:name="co2" style:family="table-column">
      <style:table-column-properties style:column-width="3.764cm" style:use-optimal-column-width="false"/>
    </style:style>
    <style:style style:name="co3" style:family="table-column">
      <style:table-column-properties style:column-width="4.20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fill-color="#ffffff"/>
    </style:style>
    <style:style style:name="ce2" style:family="table-cell">
      <loext:graphic-properties draw:fill-color="#ffffff" draw:textarea-vertical-align="middle"/>
      <style:paragraph-properties fo:text-align="center"/>
    </style:style>
    <style:style style:name="ce3" style:family="table-cell">
      <loext:graphic-properties draw:fill-color="#ffffff" draw:textarea-vertical-align="middle"/>
      <style:text-properties fo:font-size="15pt" style:font-size-asian="18pt" style:font-size-complex="18pt"/>
    </style:style>
    <style:style style:name="P1" style:family="paragraph">
      <loext:graphic-properties draw:fill="none" draw:fill-color="#ffffff"/>
      <style:text-properties style:font-name="Cousine" fo:font-size="13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1pt" fo:font-style="italic" style:font-style-asian="italic" style:font-style-complex="italic"/>
    </style:style>
    <style:style style:name="P6" style:family="paragraph">
      <style:paragraph-properties fo:text-align="center"/>
      <style:text-properties fo:font-size="15pt" style:font-size-asian="18pt" style:font-size-complex="18pt"/>
    </style:style>
    <style:style style:name="T1" style:family="text">
      <style:text-properties style:font-name="Cousine" fo:font-size="13pt" style:font-size-asian="18pt" style:font-size-complex="18pt"/>
    </style:style>
    <style:style style:name="T2" style:family="text">
      <style:text-properties style:font-name="Cousine" fo:font-size="13pt" fo:font-weight="bold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fo:font-style="italic" style:font-style-asian="italic" style:font-style-complex="italic"/>
    </style:style>
    <style:style style:name="T5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85cm" svg:height="0.767cm" svg:x="4.382cm" svg:y="9.818cm">
          <draw:text-box>
            <text:p><text:span text:style-name="T1"><text:s text:c="4"/></text:span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2.885cm" svg:height="0.767cm" svg:x="4.683cm" svg:y="10.017cm">
          <draw:text-box>
            <text:p><text:span text:style-name="T1"><text:s text:c="4"/></text:span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  <draw:custom-shape draw:style-name="gr2" draw:text-style-name="P2" draw:layer="layout" svg:width="1.016cm" svg:height="1.016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016cm" svg:x="6.84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1.016cm" svg:x="7.096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1.016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112cm" svg:y="9.8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5cm" svg:height="0.683cm" svg:x="4.937cm" svg:y="6.334cm">
          <draw:text-box>
            <text:p><text:span text:style-name="T3">keyword</text:span></text:p>
          </draw:text-box>
        </draw:frame>
        <draw:frame draw:style-name="gr5" draw:text-style-name="P3" draw:layer="layout" svg:width="2.032cm" svg:height="0.683cm" svg:x="5.953cm" svg:y="7.175cm">
          <draw:text-box>
            <text:p><text:span text:style-name="T3">delimiter</text:span></text:p>
          </draw:text-box>
        </draw:frame>
        <draw:frame draw:style-name="gr5" draw:text-style-name="P3" draw:layer="layout" svg:width="2.032cm" svg:height="0.683cm" svg:x="6.207cm" svg:y="11.795cm">
          <draw:text-box>
            <text:p><text:span text:style-name="T3">identifier</text:span></text:p>
          </draw:text-box>
        </draw:frame>
        <draw:frame draw:style-name="gr6" draw:text-style-name="P3" draw:layer="layout" svg:width="2.032cm" svg:height="1.115cm" svg:x="6.842cm" svg:y="7.858cm">
          <draw:text-box>
            <text:p><text:span text:style-name="T3">binary operator</text:span></text:p>
          </draw:text-box>
        </draw:frame>
        <draw:frame draw:style-name="gr6" draw:text-style-name="P3" draw:layer="layout" svg:width="2.032cm" svg:height="1.115cm" svg:x="7.985cm" svg:y="11.795cm">
          <draw:text-box>
            <text:p><text:span text:style-name="T3">decimal literal</text:span></text:p>
          </draw:text-box>
        </draw:frame>
        <draw:line draw:style-name="gr7" draw:layer="layout" svg:x1="5.826cm" svg:y1="6.969cm" svg:x2="6.334cm" svg:y2="9.89cm">
          <text:p/>
        </draw:line>
        <draw:line draw:style-name="gr7" draw:layer="layout" svg:x1="6.715cm" svg:y1="7.731cm" svg:x2="6.969cm" svg:y2="9.89cm">
          <text:p/>
        </draw:line>
        <draw:line draw:style-name="gr7" draw:layer="layout" svg:x1="7.807cm" svg:y1="8.874cm" svg:x2="7.807cm" svg:y2="9.89cm">
          <text:p/>
        </draw:line>
        <draw:line draw:style-name="gr7" draw:layer="layout" svg:x1="7.147cm" svg:y1="11.922cm" svg:x2="7.274cm" svg:y2="10.906cm">
          <text:p/>
        </draw:line>
        <draw:line draw:style-name="gr7" draw:layer="layout" svg:x1="8.874cm" svg:y1="11.922cm" svg:x2="8.62cm" svg:y2="10.906cm">
          <text:p/>
        </draw:line>
      </draw:page>
      <draw:page draw:name="page3" draw:style-name="dp1" draw:master-page-name="Default">
        <draw:frame draw:style-name="gr8" draw:text-style-name="P1" draw:layer="layout" svg:width="11.784cm" svg:height="0.767cm" svg:x="5.514cm" svg:y="10.647cm">
          <draw:text-box>
            <text:p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  <draw:custom-shape draw:style-name="gr9" draw:text-style-name="P4" draw:layer="layout" svg:width="0.635cm" svg:height="1.905cm" draw:transform="rotate (-1.5707963267949) translate (8.775cm 9.9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635cm" svg:height="2.032cm" draw:transform="rotate (-1.5707963267949) translate (11.287cm 10.0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635cm" svg:height="4.089cm" draw:transform="rotate (-1.5707963267949) translate (17.002cm 9.9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413cm" svg:height="0.683cm" svg:x="6.715cm" svg:y="9.207cm">
          <draw:text-box>
            <text:p><text:span text:style-name="T3">expression</text:span></text:p>
          </draw:text-box>
        </draw:frame>
        <draw:frame draw:style-name="gr5" draw:text-style-name="P3" draw:layer="layout" svg:width="2.413cm" svg:height="0.683cm" svg:x="9.255cm" svg:y="9.207cm">
          <draw:text-box>
            <text:p><text:span text:style-name="T3">statement</text:span></text:p>
          </draw:text-box>
        </draw:frame>
        <draw:frame draw:style-name="gr5" draw:text-style-name="P3" draw:layer="layout" svg:width="2.413cm" svg:height="0.683cm" svg:x="13.827cm" svg:y="9.207cm">
          <draw:text-box>
            <text:p><text:span text:style-name="T3">statement</text:span></text:p>
          </draw:text-box>
        </draw:frame>
        <draw:custom-shape draw:style-name="gr12" draw:text-style-name="P4" draw:layer="layout" svg:width="0.635cm" svg:height="11.43cm" draw:transform="rotate (-1.5707963267949) translate (17.129cm 8.4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413cm" svg:height="0.683cm" svg:x="10.271cm" svg:y="7.683cm">
          <draw:text-box>
            <text:p><text:span text:style-name="T3">statement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2.885cm" svg:height="0.767cm" svg:x="4.382cm" svg:y="9.818cm">
          <draw:text-box>
            <text:p><text:span text:style-name="T1"><text:s text:c="4"/></text:span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  <draw:custom-shape draw:style-name="gr2" draw:text-style-name="P2" draw:layer="layout" svg:width="1.016cm" svg:height="1.016cm" svg:x="5.525cm" svg:y="9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016cm" svg:x="6.541cm" svg:y="9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1.016cm" svg:x="6.795cm" svg:y="9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1.016cm" svg:x="7.176cm" svg:y="9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7.811cm" svg:y="9.69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5cm" svg:height="0.683cm" svg:x="4.636cm" svg:y="6.135cm">
          <draw:text-box>
            <text:p><text:span text:style-name="T4">keyword</text:span></text:p>
          </draw:text-box>
        </draw:frame>
        <draw:frame draw:style-name="gr5" draw:text-style-name="P5" draw:layer="layout" svg:width="2.032cm" svg:height="0.683cm" svg:x="5.652cm" svg:y="6.976cm">
          <draw:text-box>
            <text:p><text:span text:style-name="T4">delimiter</text:span></text:p>
          </draw:text-box>
        </draw:frame>
        <draw:frame draw:style-name="gr5" draw:text-style-name="P5" draw:layer="layout" svg:width="2.032cm" svg:height="0.683cm" svg:x="5.906cm" svg:y="11.596cm">
          <draw:text-box>
            <text:p><text:span text:style-name="T4">identifier</text:span></text:p>
          </draw:text-box>
        </draw:frame>
        <draw:frame draw:style-name="gr6" draw:text-style-name="P5" draw:layer="layout" svg:width="2.032cm" svg:height="1.115cm" svg:x="6.541cm" svg:y="7.659cm">
          <draw:text-box>
            <text:p><text:span text:style-name="T4">binary operator</text:span></text:p>
          </draw:text-box>
        </draw:frame>
        <draw:frame draw:style-name="gr13" draw:text-style-name="P5" draw:layer="layout" svg:width="1.985cm" svg:height="1.215cm" svg:x="7.731cm" svg:y="11.596cm">
          <draw:text-box>
            <text:p><text:span text:style-name="T4">decimal literal</text:span></text:p>
          </draw:text-box>
        </draw:frame>
        <draw:line draw:style-name="gr7" draw:layer="layout" svg:x1="5.525cm" svg:y1="6.77cm" svg:x2="6.033cm" svg:y2="9.691cm">
          <text:p/>
        </draw:line>
        <draw:line draw:style-name="gr7" draw:layer="layout" svg:x1="6.414cm" svg:y1="7.532cm" svg:x2="6.668cm" svg:y2="9.691cm">
          <text:p/>
        </draw:line>
        <draw:line draw:style-name="gr7" draw:layer="layout" svg:x1="7.506cm" svg:y1="8.675cm" svg:x2="7.506cm" svg:y2="9.691cm">
          <text:p/>
        </draw:line>
        <draw:line draw:style-name="gr7" draw:layer="layout" svg:x1="5.699cm" svg:y1="19.542cm" svg:x2="5.699cm" svg:y2="17.891cm">
          <text:p/>
        </draw:line>
        <draw:line draw:style-name="gr7" draw:layer="layout" svg:x1="8.573cm" svg:y1="11.723cm" svg:x2="8.319cm" svg:y2="10.707cm">
          <text:p/>
        </draw:line>
        <draw:custom-shape draw:style-name="gr14" draw:text-style-name="P2" draw:layer="layout" svg:width="2.921cm" svg:height="2.413cm" svg:x="4.429cm" svg:y="15.478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13" draw:text-style-name="P5" draw:layer="layout" svg:width="1.985cm" svg:height="1.215cm" svg:x="4.937cm" svg:y="16.113cm">
          <draw:text-box>
            <text:p><text:span text:style-name="T4">source</text:span></text:p>
            <text:p><text:span text:style-name="T4">program</text:span></text:p>
          </draw:text-box>
        </draw:frame>
        <draw:custom-shape draw:style-name="gr14" draw:text-style-name="P2" draw:layer="layout" svg:width="2.921cm" svg:height="2.413cm" svg:x="14.081cm" svg:y="15.492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13" draw:text-style-name="P5" draw:layer="layout" svg:width="1.985cm" svg:height="1.215cm" svg:x="14.208cm" svg:y="16.24cm">
          <draw:text-box>
            <text:p><text:span text:style-name="T4">target</text:span></text:p>
            <text:p><text:span text:style-name="T4">program</text:span></text:p>
          </draw:text-box>
        </draw:frame>
        <draw:custom-shape draw:style-name="gr15" draw:text-style-name="P2" draw:layer="layout" svg:width="2.921cm" svg:height="2.921cm" svg:x="9.255cm" svg:y="15.2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6" draw:text-style-name="P5" draw:layer="layout" svg:width="1.985cm" svg:height="0.707cm" svg:x="9.683cm" svg:y="16.367cm">
          <draw:text-box>
            <text:p><text:span text:style-name="T4">compiler</text:span></text:p>
          </draw:text-box>
        </draw:frame>
        <draw:custom-shape draw:style-name="gr17" draw:text-style-name="P2" draw:layer="layout" svg:width="1.651cm" svg:height="0.381cm" svg:x="7.477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651cm" svg:height="0.381cm" svg:x="12.303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5" draw:layer="layout" svg:width="3.556cm" svg:height="0.762cm" svg:x="4.175cm" svg:y="19.542cm">
          <draw:text-box>
            <text:p><text:span text:style-name="T4">source language</text:span></text:p>
          </draw:text-box>
        </draw:frame>
        <draw:frame draw:style-name="gr18" draw:text-style-name="P5" draw:layer="layout" svg:width="3.556cm" svg:height="0.762cm" svg:x="14.081cm" svg:y="19.415cm">
          <draw:text-box>
            <text:p><text:span text:style-name="T4">target language</text:span></text:p>
          </draw:text-box>
        </draw:frame>
        <draw:frame draw:style-name="gr6" draw:text-style-name="P5" draw:layer="layout" svg:width="3.556cm" svg:height="1.115cm" svg:x="9.128cm" svg:y="19.415cm">
          <draw:text-box>
            <text:p><text:span text:style-name="T4">implementation language</text:span></text:p>
          </draw:text-box>
        </draw:frame>
        <draw:line draw:style-name="gr7" draw:layer="layout" svg:x1="15.351cm" svg:y1="19.542cm" svg:x2="15.351cm" svg:y2="17.891cm">
          <text:p/>
        </draw:line>
        <draw:line draw:style-name="gr7" draw:layer="layout" svg:x1="10.779cm" svg:y1="19.542cm" svg:x2="10.779cm" svg:y2="18.272cm">
          <text:p/>
        </draw:line>
      </draw:page>
      <draw:page draw:name="page5" draw:style-name="dp1" draw:master-page-name="Default">
        <draw:frame draw:style-name="standard" draw:layer="layout" svg:width="11.343cm" svg:height="5.998cm" svg:x="4.603cm" svg:y="6.2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"><text:span text:style-name="T3">high</text:span></text:p>
              </table:table-cell>
              <table:table-cell>
                <text:p text:style-name="P2"><text:span text:style-name="T3">low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3">high</text:span></text:p>
              </table:table-cell>
              <table:table-cell>
                <text:p text:style-name="P6"><text:span text:style-name="T5">convertor/transpiler</text:span></text:p>
              </table:table-cell>
              <table:table-cell>
                <text:p text:style-name="P6"><text:span text:style-name="T5">decompiler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3">low</text:span></text:p>
              </table:table-cell>
              <table:table-cell>
                <text:p text:style-name="P6"><text:span text:style-name="T5">compiler</text:span></text:p>
              </table:table-cell>
              <table:table-cell>
                <text:p text:style-name="P6"><text:span text:style-name="T5">binary</text:span></text:p>
                <text:p text:style-name="P6"><text:span text:style-name="T5">translator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quare_20_45" draw:marker-start-width="0.102cm" draw:marker-start-center="false" draw:marker-end="Arrow_20_concave" draw:marker-end-width="0.10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08T14:42:27.304722837</meta:creation-date>
    <dc:date>2022-08-16T21:20:27.887609897</dc:date>
    <meta:editing-duration>PT1H16M1S</meta:editing-duration>
    <meta:editing-cycles>11</meta:editing-cycles>
    <meta:generator>LibreOffice/6.0.7.3$Linux_X86_64 LibreOffice_project/00m0$Build-3</meta:generator>
    <meta:document-statistic meta:object-count="56"/>
  </office:meta>
</office:document-meta>
</file>